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200%" fo:text-align="start" style:justify-single-word="false"/>
      <style:text-properties fo:font-size="12pt" style:font-size-asian="10.5pt" style:font-size-complex="12pt"/>
    </style:style>
    <style:style style:name="P2" style:family="paragraph" style:parent-style-name="Standard">
      <style:paragraph-properties fo:line-height="200%" fo:text-align="center" style:justify-single-word="false"/>
      <style:text-properties fo:font-size="16pt" style:font-size-asian="16pt" style:font-size-complex="16pt"/>
    </style:style>
    <style:style style:name="P3" style:family="paragraph" style:parent-style-name="Standard">
      <style:paragraph-properties fo:line-height="200%" fo:text-align="center" style:justify-single-word="false"/>
      <style:text-properties fo:font-size="14pt" style:font-size-asian="12.25pt" style:font-size-complex="14pt"/>
    </style:style>
    <style:style style:name="P4" style:family="paragraph" style:parent-style-name="Standard">
      <style:paragraph-properties fo:line-height="200%" fo:text-align="start" style:justify-single-word="false"/>
      <style:text-properties fo:font-size="14pt" style:font-size-asian="12.25pt" style:font-size-complex="14pt"/>
    </style:style>
    <style:style style:name="T1" style:family="text">
      <style:text-properties fo:font-size="12pt" style:font-size-asian="10.5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Creation of Korssent &amp; The Four Fates </text:p>
      <text:p text:style-name="P1"><text:tab/> To begin with there was only the crude earth and stone of a barren world. Kranos, Aiyala, Loressa, and Esme stood upon the place they had willed into existence and were not satisfied. Kranos drove his fist into the ground and from the resulting fissures came angry chains of volcanoes, which took over the rock they had intended to call home.</text:p>
      <text:p text:style-name="P1"><text:tab/>As she watched her brother throw a magma-filled tantrum, Aiyala thought there would be a better way to get a world worth living on. She looked to the skies. Clouds formed at the point of her gaze, light and fluffy at first but soon tinged with gray. Before long, they darkened further, and out poured torrential rains, soothing the raging volcanoes and Kranos' temper. </text:p>
      <text:p text:style-name="P1"><text:tab/>They did not stop there, however. The deep fissures and valleys formed by the volcanic activity were filled and soon overrun. Kranos' work was essentially painted over, and when the rains finally stopped, the magma cooled, leaving a collection of islands that, supposedly to this day Kranos is still bitter about. Aiyala found her place amongst the oceans, and still sailors pray to her for safe passage, though they rarely receive it.</text:p>
      <text:p text:style-name="P1"><text:tab/>For Loressa, land was fine and water was brilliant, but even together there was little excitement to be had on such a dead world. Loressa was the first to think that such a world was too large just for the four of them, though Kranos laughed at her suggestion. Paying him no heed, as she generally did, she looked to the beautiful oceans Aiyala had created, but saw within them what the others had ignored – what was intended to simply be rocks and water had actually formed quite a lot of different substances, byproducts of the reactions the Fates had started on a whim. She checked on them each day, but saw little change, no development. It seemed like a waste. Loressa wished for all to come together, to unite with this world so it could truly become her own. The skies answered her call, sending the first bolt of lightning where her eyes indicated. The bits came together, changed, became other things...but they could not do so on their own. Without her to catalyze the change, the substances would remain <text:soft-page-break/>inert. Loressa knew she could not achieve what she meant to do on her own, and so she called all of the Fates together and told them of what she had done. Though there was some argument, they agreed that their world was not yet complete, and that something had to be done. Each of them looked to the sky and then to the oceans, and the night was lit by thousands of bolts, and when they were done the substances had come together, and to Loressa's delight, had begun to act of their own accord. By the following morning, the oceans teemed with what she called “Life”.</text:p>
      <text:p text:style-name="P1"><text:tab/>Things were exciting for a time. Each of the Fates tailored the Life to suit their wishes. Loressa covered the islands with grasses, plants, and insects and brought them together to form the continents we know today. Kranos was far too impatient to enjoy plant life, and so he took a few insects for himself, making them larger, more powerful, active creatures in their own right. He called them animals, and fancied himself their master. Figuring the plants weren't doing much, he defined them as food for the creatures, and when nature took its course and he had too many goats to count, he set them upon each other, becoming obsessed with making the strongest animal he could. Aiyala withdrew to her oceans, making the most wild creatures she could imagine – worms that could survive off of the odd gasses released at the bottom of the world, where light cannot go. Fish that need not sight, or provide their own light as necessary. Aiyala became obsessed with knowledge, desperate to understand the creatures and how they worked. She took them apart, recombined them with other creatures, and to this day there are terrors lurking below that one should not speak of.</text:p>
      <text:p text:style-name="P1"><text:tab/>For Esme, even Life was not enough. She looked to the creatures the others had made, and to her own attempts. Stupid, simple things, entirely occupied by food and procreation, driven only to make more of themselves. She shaped animals in the image of the Fates themselves, but unlike the others she did not view herself as their Master – though she did not know it, she was seeking friendship, and that desire made itself clear as her animals developed. Soon they walked on two feet, the way that she did. They looked to her and imitated, learning to use basic tools and construct simple things to make their lives better. Esme compared them to the ugly beasts of her compatriots and knew <text:soft-page-break/>they were special. She made efforts to hide her creations, because she realized that she loved them. That if the others knew, they may try to take some of her wonderful creative little critters for themselves, or disagree with her efforts. Esme, despite it all, abhorred confrontation. She wanted something better for her creatures than what Kranos had started calling “Survival of the Fittest”, when he was done working with his goats and felt like making conversation. And so Esme did the unthinkable – she came to the smartest of her apes, and kissed it – she flooded the poor beast with her love, a spark of the divine power she had always known but never thought about. And so the creature suffered for a time, as it coped with what it had been given. Time was nothing to Esme and the others, and so in what seemed like a few days that lucky ape had become a father, then a grandfather, and before she knew it Esme received a shock she could not believe – one of the apes, now lacking the heavy fur she had given them to begin with, asked her a question, in the tongue she had inadvertently taught them. To this day theologians debate what the question was, but nonetheless Esme knew that she had done something the other Fates had not thought of – she had made something that could think, reason, and take action to improve its own situation. We have her to thank for everything intelligence has given us.</text:p>
      <text:p text:style-name="P1"><text:tab/>It was inevitable that these primitive humans would be found by the other Fates. Kranos, always quick to anger, demanded an explanation – why were lowly animals given abilities limited to just the four of them? What use will intelligence be to such simple creatures? Esme did not know what would come of it. Kranos moved to destroy the abominations, seeing them as an eventual threat – and so the first Move of the Great Game was made, as Esme denied his attack, and with a mighty surge of magical power banished him from her land. She awaited his response with trepidation – her people wept with joy over being saved, and the tradition of worship many of the Fresians, Eurstonians, Quinnok, and all sorts of Korssent's people follow was born.<text:tab/></text:p>
      <text:p text:style-name="P1"><text:tab/>Kranos vowed revenge, and went to Aiyala, who had lost touch with all of the others, absorbed in her experiments. He told her of what Esme had done, and was dismayed to find Aiyala more <text:soft-page-break/>interested than angry. She had to know for herself just had been brought into their world, and so she stayed Kranos' hand of retribution and left her seclusion to see for herself. Humans fascinated Aiyala, in a clinical sort of way. She wanted to know where the intelligence was in the creatures, but was turned down when she asked to take one apart to find out. More subtle than Kranos, she promised to defend the existence of the creatures, and Esme was relieved to have not made another enemy. Aiyala left without a fuss, and wished Esme luck in her experiments.</text:p>
      <text:p text:style-name="P1"><text:tab/>Of course, she was a bit more tricky than that. Aiyala planted suggestions in the minds of a few of Esme's people, and waited. She always was the most patient of the four, after all. Meanwhile, Esme went to Loressa, and told her of what she had made – Loressa was impressed, though not totally on board with her goals. She offered to protect some of the humans in her land, if they were willing. Some of the humans, which had become surprisingly numerous in the way that they do, saw the tranquil nature of her lands, and the beauty of nature that surrounded her, and were swayed immediately. Esme was relieved to know that her people had the protection of so many, that her great gamble had paid off.</text:p>
      <text:p text:style-name="P1"><text:tab/>Thus, it was inevitable that things would go wrong. Those under the suggestion of Aiyala broke with their sisters and brothers, and blood was spilled. Esme was horrified and sent them away, losing half of her people in the schism. She knew then that the other Fates, despite everything they had been through, could not be trusted. She guarded her people as fiercely as a bear with her cubs, and isolated herself from the lands of the other Fates.</text:p>
      <text:p text:style-name="P1"><text:tab/>Time passed, as it does, even if the Fates barely notice. The humans came to Aiyala, and Kranos saw them. Realizing that he was fighting against the tide, he took some – with some quickly handed resistance – and so all of the Fates had their own People, and diplomatic relations quickly dissipated. Each of the Fates sought to better their People, to outbreed and outdo all the others. When the lands were filled, human culture advanced at an incredible pace – the Fates, long accustomed to things moving slowly, were shocked at the rate of its development. For the first time in centuries, they came together. Tensions ran hot, but there were now too many people under each Fate for any one <text:soft-page-break/>compromise between them to satisfy everyone involved. Thus did they create The Great Game. It was agreed that each would guide their humans in the way they saw fit, with no direct intervention against one-another beyond said guidance. They kept their magic from the humans, beyond that first little spark. Thus were humans allowed reign over the lands of the Fates, and kingdoms rose and fell, the fortunes of the Fates only just entangled with that of their followers. In time, the humans became so advanced that they built great machines, much more complicated and large than the Automatons of today. Then they sinned. They built machines that could learn, and think. These thinking machines offended all of the Fates equally, an entity that they had no control, no influence over. Something not of their own creation.</text:p>
      <text:p text:style-name="P1"><text:tab/>The Fates came together for the second time in millenia. Each had aged, if not in appearance then certainly in cynicism. Distance from the world hardened their hearts, the failures and mistakes of their peoples easily outclassed the weight of good they had managed to produce. They squabbled not just with the servants of other Fates, as they intended, but with each other. To allow the creation of sentience that lacked their divine spark was unthinkable, and so they agreed that the First World was to be trashed, destroyed and born anew. <text:tab/></text:p>
      <text:p text:style-name="P1"><text:tab/>For the Second World, the rules would have to change. It was agreed that the Fates' intervention was a necessity to keep the new people from making the same mistakes as the old. So the Fates began to choose exemplary humans, the Fated, to act as their avatars in influencing the new world, their pieces in the new Game. As we hone in on the precise setting of this story, we must analyze just what effect their influence had on the new peoples of Korssent.</text:p>
      <text:p text:style-name="P2"/>
      <text:p text:style-name="P2">The Current Age (1855)</text:p>
      <text:p text:style-name="P1"><text:tab/>1855 is a time in which much of Korssent is at its peak. Minus the recent collapse of the century-old Empire of Dufraine, the Technological Revolution is spurning growth all over the world, <text:soft-page-break/>providing skilled jobs for the common people, a booming market for investors, and patronage for inventors of fine machines. Korssent bears quite a lot of resemblance to our own Earth, but things have happened quite a bit differently. Magic, a direct connection to the power of the Fates, runs in the blood of the nobility of each nation, resulting in an unusually resilient aristocracy. This aristocracy, as a means of expanding its own power, is also connected to the huge Universities of the major cities of each nation, resulting in a particularly educated ruling class. As a result, political change, solid movements towards democracy that already flourished in our world have largely been stymied in this one. Social and economic change has been greatly accelerated by the concentration of power, but in most countries the people are quite tired of having no say in their own affairs. The rising merchant class, coupled with the skilled artisans, inventors, and mechanics needed to support the Technological Revolution, are a rapidly growing force in the politics of many nations, especially those like Dufraine in which nobility(and therefore a seat on the Chauzian parliament) can be bought if you know the right people. In a few words, Korssent is a powder keg of strife and conflict, technology has brought steel before the people and the merchants are thinking about making some sparks to see what happens.</text:p>
      <text:p text:style-name="P2"/>
      <text:p text:style-name="P2">Nations of Korssent</text:p>
      <text:p text:style-name="P3">Dufraine</text:p>
      <text:p text:style-name="P4"><text:tab/><text:span text:style-name="T1">Dufraine is one of the oldest countries in the world, once a huge empire claiming much of the continent. Unfortunately, the empire fell into a recession in the 1820s that dragged it down to the ground, resulting in a series of uprisings that gutted the government and by 1853 it was a shell of its former self. A minor noble, Jean Duqoc Thoreau, claimed to carry the blood of the popular emperor Thoreau I, lost to war some forty years before. His charisma and dubious claim to royalty were enough to unite the desperate minor nobles and vassals of the bloated corpse of the empire, and they bankrolled the revolution. A few well-timed rallies later, the factory-working masses of Chauz were involved and </text:span><text:soft-page-break/><text:span text:style-name="T1">the old aristocracy made way for the new aristocracy. While they all felt better about life, and a lot of the now major nobles made quite a lot of money, this did little for the economy of the country. At this point it was decided that the charismatic young Thoreau II had done his job well, but the nobles had no need for a new emperor and had him quietly disposed of. </text:span></text:p>
      <text:p text:style-name="P1"/>
      <text:p text:style-name="P1"><text:tab/>This has lead to the state of Dufraine today. Many of the nobles that essentially worked to destroy the empire have fled, selling their estates to the criminals now making a great trade in the lawless country. Chauz, once the seat of the empire, has re-established a functional government, but faces massive financial troubles, resulting in a city which does quite well economically but has to cut costs everywhere, mostly from the guardhouses, schools, and hospitals. Most of the other cities haven't even gotten that far, either operating totally lawlessly or under the iron hand of a local Lord who quickly leaped to fill the power vacuum. Dufraine is a fractured country, and its enemies are well aware of it.</text:p>
      <text:p text:style-name="P1"><text:tab/></text:p>
      <text:p text:style-name="P1"><text:tab/>The need for resources drives the countries around Dufraine to make a push for its now barely-unified territory, each nation looking to take a piece for its own, payback for the empire's crimes. The technological boom taking place puts a great of influence with the merchants as well, the loyalties of which are even less reliable. Dufraine is ripe for exploitation.</text:p>
      <text:p text:style-name="P1"/>
      <text:p text:style-name="P1"><text:tab/>This has lead to a great deal of emigration, but all hope is not lost. The common people of Dufraine are quite used to hardship, and many of the enterprising inventors and merchants among them indeed see bright opportunities in what the nobles of Chauz call “New Dufraine”. There is optimism in the national character of a Dufranc, tempered with pragmatism and just a pinch of ambition. </text:p>
      <text:p text:style-name="P1"><text:tab/></text:p>
      <text:p text:style-name="P1"><text:tab/></text:p>
      <text:p text:style-name="P1"><text:soft-page-break/></text:p>
      <text:p text:style-name="P1"><text:tab/></text:p>
      <text:p text:style-name="P3">Scyllia</text:p>
      <text:p text:style-name="P3"/>
      <text:p text:style-name="P3">Midgart</text:p>
      <text:p text:style-name="P3"/>
      <text:p text:style-name="P3">The Divine Kingdom of Fresia</text:p>
      <text:p text:style-name="P3"/>
      <text:p text:style-name="P3">Quinok</text:p>
      <text:p text:style-name="P3"/>
      <text:p text:style-name="P3">Eurston</text:p>
      <text:p text:style-name="P3"/>
      <text:p text:style-name="P3">Hamash</text:p>
      <text:p text:style-name="P3"/>
      <text:p text:style-name="P3">Krestfalo</text:p>
      <text:p text:style-name="P3"/>
      <text:p text:style-name="P3">Arcadia</text:p>
      <text:p text:style-name="P3"/>
      <text:p text:style-name="P3">Pachu</text:p>
      <text:p text:style-name="P3"/>
      <text:p text:style-name="P3">Ge'Neht</text:p>
      <text:p text:style-name="P3"><text:soft-page-break/></text:p>
      <text:p text:style-name="P3">Gaell</text:p>
      <text:p text:style-name="P3"/>
      <text:p text:style-name="P3">Chalpas</text:p>
      <text:p text:style-name="P3"/>
      <text:p text:style-name="P3">Havana</text:p>
      <text:p text:style-name="P3"/>
      <text:p text:style-name="P3">Kossov Un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11T14:24:06</meta:creation-date>
    <dc:date>2013-01-04T23:23:08</dc:date>
    <meta:editing-duration>PT23H35M48S</meta:editing-duration>
    <meta:editing-cycles>6</meta:editing-cycles>
    <meta:generator>LibreOffice/3.4$Linux LibreOffice_project/340m1$Build-402</meta:generator>
    <meta:document-statistic meta:table-count="0" meta:image-count="0" meta:object-count="0" meta:page-count="9" meta:paragraph-count="40" meta:word-count="2725" meta:character-count="15530" meta:non-whitespace-character-count="12811"/>
  </office:meta>
</office:document-meta>
</file>